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def" officeooo:paragraph-rsid="00083def"/>
    </style:style>
    <style:style style:name="P2" style:family="paragraph" style:parent-style-name="Standard">
      <style:text-properties style:font-name="ArialMT" fo:font-size="10pt" officeooo:rsid="00083def" officeooo:paragraph-rsid="00083def" style:font-size-asian="10pt"/>
    </style:style>
    <style:style style:name="P3" style:family="paragraph" style:parent-style-name="Standard">
      <style:text-properties style:font-name="ArialMT" fo:font-size="10pt" officeooo:rsid="0008a0f1" officeooo:paragraph-rsid="00083def" style:font-size-asian="10pt"/>
    </style:style>
    <style:style style:name="P4" style:family="paragraph" style:parent-style-name="Standard">
      <style:text-properties style:font-name="ArialMT" fo:font-size="10pt" officeooo:rsid="000a4a36" officeooo:paragraph-rsid="00083def" style:font-size-asian="10pt"/>
    </style:style>
    <style:style style:name="P5" style:family="paragraph" style:parent-style-name="Standard">
      <style:text-properties style:font-name="ArialMT" fo:font-size="10pt" officeooo:rsid="000a4a36" officeooo:paragraph-rsid="000a4a36" style:font-size-asian="10pt"/>
    </style:style>
    <style:style style:name="P6" style:family="paragraph" style:parent-style-name="Standard">
      <style:text-properties style:font-name="ArialMT" fo:font-size="10pt" officeooo:rsid="000a4acb" officeooo:paragraph-rsid="000a4acb" style:font-size-asian="10pt"/>
    </style:style>
    <style:style style:name="P7" style:family="paragraph" style:parent-style-name="Standard">
      <style:text-properties style:font-name="ArialMT" fo:font-size="10pt" officeooo:rsid="000bedbf" officeooo:paragraph-rsid="000bedbf" style:font-size-asian="10pt"/>
    </style:style>
    <style:style style:name="P8" style:family="paragraph" style:parent-style-name="Standard">
      <style:text-properties style:font-name="ArialMT" fo:font-size="10pt" officeooo:rsid="000dba58" officeooo:paragraph-rsid="000dba58" style:font-size-asian="10pt"/>
    </style:style>
    <style:style style:name="P9" style:family="paragraph" style:parent-style-name="Standard">
      <style:text-properties style:font-name="ArialMT" fo:font-size="10pt" officeooo:rsid="000e5443" officeooo:paragraph-rsid="000e5443" style:font-size-asian="10pt"/>
    </style:style>
    <style:style style:name="P10" style:family="paragraph" style:parent-style-name="Standard">
      <style:paragraph-properties fo:text-align="start" style:justify-single-word="false"/>
      <style:text-properties style:font-name="ArialMT" fo:font-size="10pt" style:font-size-asian="10pt"/>
    </style:style>
    <style:style style:name="P11" style:family="paragraph" style:parent-style-name="Standard">
      <style:paragraph-properties fo:text-align="start" style:justify-single-word="false"/>
      <style:text-properties style:font-name="ArialMT" fo:font-size="10pt" officeooo:paragraph-rsid="000e5443" style:font-size-asian="10pt"/>
    </style:style>
    <style:style style:name="P12" style:family="paragraph" style:parent-style-name="Standard">
      <style:text-properties style:font-name="ArialMT" fo:font-size="10pt" officeooo:rsid="00104163" officeooo:paragraph-rsid="00104163" style:font-size-asian="10pt"/>
    </style:style>
    <style:style style:name="P13" style:family="paragraph" style:parent-style-name="Standard">
      <style:text-properties style:font-name="ArialMT" fo:font-size="10pt" officeooo:rsid="00124f0e" officeooo:paragraph-rsid="00124f0e" style:font-size-asian="10pt"/>
    </style:style>
    <style:style style:name="P14" style:family="paragraph" style:parent-style-name="Standard">
      <style:text-properties style:font-name="ArialMT" fo:font-size="10pt" officeooo:rsid="001276c9" officeooo:paragraph-rsid="001276c9" style:font-size-asian="10pt"/>
    </style:style>
    <style:style style:name="P15" style:family="paragraph" style:parent-style-name="Standard">
      <style:paragraph-properties fo:text-align="start" style:justify-single-word="false"/>
    </style:style>
    <style:style style:name="T1" style:family="text">
      <style:text-properties style:font-name="ArialMT" fo:font-size="10pt" style:font-size-asian="10pt"/>
    </style:style>
    <style:style style:name="T2" style:family="text">
      <style:text-properties style:font-name="ArialMT" fo:font-size="10pt" officeooo:rsid="0008a0f1" style:font-size-asian="10pt"/>
    </style:style>
    <style:style style:name="T3" style:family="text">
      <style:text-properties style:font-name="ArialMT" fo:font-size="10pt" officeooo:rsid="000a4a36" style:font-size-asian="10pt"/>
    </style:style>
    <style:style style:name="T4" style:family="text">
      <style:text-properties style:font-name="ArialMT" fo:font-size="10pt" officeooo:rsid="000e5443" style:font-size-asian="10pt"/>
    </style:style>
    <style:style style:name="T5" style:family="text">
      <style:text-properties officeooo:rsid="000bd242"/>
    </style:style>
    <style:style style:name="T6" style:family="text">
      <style:text-properties officeooo:rsid="000bedbf"/>
    </style:style>
    <style:style style:name="T7" style:family="text">
      <style:text-properties officeooo:rsid="000dba58"/>
    </style:style>
    <style:style style:name="T8" style:family="text">
      <style:text-properties officeooo:rsid="000e5443"/>
    </style:style>
    <style:style style:name="T9" style:family="text">
      <style:text-properties officeooo:rsid="00104163"/>
    </style:style>
    <style:style style:name="T10" style:family="text">
      <style:text-properties officeooo:rsid="0012fe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 de fixação e compreensão</text:p>
      <text:p text:style-name="P1"/>
      <text:p text:style-name="P2">1. Faça de resumo do que você aprendeu na 1ª aula sobre programação e JavaScript.</text:p>
      <text:p text:style-name="P2"/>
      <text:p text:style-name="P2"><text:tab/>Na primeira aula a professora Morvana relatou que sua atividade hoje se constitui em back-end, mas ela já trabalhou em front-end.</text:p>
      <text:p text:style-name="P1"><text:span text:style-name="T1"><text:tab/>Ela nos orientou que um bom programador </text:span><text:span text:style-name="T2">tem que ter o perfil de softskill e uma base sólido em lógica e compreensão para não ter muitos bugs em seus códigos, e na programação a níveis de escala quanto mais se aproxima da compreensão da máquina menor e o nível e quanto mais se aproxima da compreensão da linguagem humana mais alto e nível da programação, por isso em sua rotina de trabalho ela citou que 50% ela usa para interpretar o problema sugeri para resolver e na parte de codar fica em media 10%.</text:span></text:p>
      <text:p text:style-name="P3"><text:tab/>Devemos usar bastante pseudocódigo e teste de mesa para ver se e viável usar tal linguagem naquela programação para o cliente ser bem atendido.</text:p>
      <text:p text:style-name="P1"><text:span text:style-name="T2"><text:tab/>No geral temos o pensamento que programação está relacionada a matemática, mas no geral ela engloba uma grande parte em interpretar o problema e trazer uma solução e sim codificar ele em linguagem de programação. </text:span><text:span text:style-name="T3">Por isso as empresas preferem usar as pessoas com qualidade de softskill porque com o tempo elas conseguem aprender e usar a parte de hardskill que são as linguagem.</text:span></text:p>
      <text:p text:style-name="P4"><text:tab/>O Nosso intuito e ensinar a linguagem de JavaScript pelo aumento das microservice <text:span text:style-name="T5">em 2015 <text:s/></text:span>e também por ela interagir com o backend e o front-end através do server-side que formula os servidores com o backend, os client-side que alimenta com os front-end direto ao cliente web. <text:span text:style-name="T5">JavaScript e natural de orientada a objetos</text:span></text:p>
      <text:p text:style-name="P4"><text:tab/></text:p>
      <text:p text:style-name="P4"/>
      <text:p text:style-name="P5">2. Crie as ações de algoritmo para almoçar.</text:p>
      <text:p text:style-name="P5"/>
      <text:p text:style-name="P6">Almoçar no refeitório da empresa:</text:p>
      <text:p text:style-name="P6"/>
      <text:p text:style-name="P6">1 passo – <text:span text:style-name="T6">espere</text:span> o horário estabelecido pelos gestores;</text:p>
      <text:p text:style-name="P6"/>
      <text:p text:style-name="P6">2 passo – <text:span text:style-name="T6">saia do setor e dirija-se ao cartão ponto;</text:span></text:p>
      <text:p text:style-name="P7"/>
      <text:p text:style-name="P7">3 passo – chegando ao cartão ponto e verifique se o horário está correto;</text:p>
      <text:p text:style-name="P7"/>
      <text:p text:style-name="P7">4 passo – caso esqueceu o cartão volte e pegue-o, senão pegue o cartão e passe no cartão ponto</text:p>
      <text:p text:style-name="P7"/>
      <text:p text:style-name="P7">5 passo – dirija-se ao refeitório, caso haja fila entra nela e espere;</text:p>
      <text:p text:style-name="P7"/>
      <text:p text:style-name="P7">6 passo – antes de entrar no refeitório, se higienize antes de pegar a bandeja, prato e talheres;</text:p>
      <text:p text:style-name="P7"/>
      <text:p text:style-name="P7">7 passo – Ao pegar <text:span text:style-name="T7">bandeja, prato e talheres sirva-se pegando a comida no self-service;</text:span></text:p>
      <text:p text:style-name="P7"/>
      <text:p text:style-name="P8">8 passo – após ter pegado a comida se dirija ate a mesa;</text:p>
      <text:p text:style-name="P8"/>
      <text:p text:style-name="P8">9 passo – chegando na mesa coloque a bandeja sobre a mesa e senta na cadeira;</text:p>
      <text:p text:style-name="P8"/>
      <text:p text:style-name="P8">10 passo – sentado na cadeira agradeça o alimento e coma a comida;</text:p>
      <text:p text:style-name="P8"/>
      <text:p text:style-name="P8">11 passo – após ter se alimentado, levante-se pegue a bandeja;</text:p>
      <text:p text:style-name="P8"/>
      <text:p text:style-name="P8">12 passo – pegando a bandeja se direcione para os coletores de descarte de alimentos;</text:p>
      <text:p text:style-name="P8"/>
      <text:p text:style-name="P8">13 passo – descartando os restos de alimentos do prato, se houver resto direcione ate a cozinha;</text:p>
      <text:p text:style-name="P8"/>
      <text:p text:style-name="P8">14 passo – chegando na cozinha entrega a bandeja com os talheres e pratos para serem lavados;</text:p>
      <text:p text:style-name="P8"/>
      <text:p text:style-name="P8">15 passo – após deixar o local de entrega das bandejas se direcione a saída do <text:span text:style-name="T8">refeitório</text:span>;</text:p>
      <text:p text:style-name="P8"/>
      <text:p text:style-name="P9">16 passo – se retirando do refeitório tera um descanso de 45 min;</text:p>
      <text:p text:style-name="P9"/>
      <text:p text:style-name="P9">17 passo – após o descanso se direcione ao cartão ponto;</text:p>
      <text:p text:style-name="P9"/>
      <text:p text:style-name="P9"><text:soft-page-break/>18 passo – chegando ao cartão ponto verifique o horário de retorno ao posto de trabalho;</text:p>
      <text:p text:style-name="P9"/>
      <text:p text:style-name="P9">19 passo – verificado o horário passe o cartão e volte ao seu setor designado.</text:p>
      <text:p text:style-name="P9"/>
      <text:p text:style-name="P9"/>
      <text:p text:style-name="P9">3. Exercícios da condição if, para a entrega dos exercícios de seleção única if, siga estes passos:</text:p>
      <text:p text:style-name="P11"><text:tab/></text:p>
      <text:p text:style-name="P11">○ Leia a declaração do problema.</text:p>
      <text:p text:style-name="P10">○ Formule o algoritmo utilizando pseudocódigo e refinamento passo a passo de cima para</text:p>
      <text:p text:style-name="P15"><text:span text:style-name="T4">Baixo</text:span><text:span text:style-name="T1">.</text:span></text:p>
      <text:p text:style-name="P10">○ Escreva o algoritmo em JavaScript.</text:p>
      <text:p text:style-name="P10">○ Teste e execute o programa em JavaScript.</text:p>
      <text:p text:style-name="P10"/>
      <text:p text:style-name="P10">a) Faça um programa que leia um número inteiro e informe se este número é maior que 10.</text:p>
      <text:p text:style-name="P10"/>
      <text:p text:style-name="P10">b) Faça um programa que leia dois números inteiros e informar se estes números são</text:p>
      <text:p text:style-name="P15"><text:span text:style-name="T4">Iguais</text:span><text:span text:style-name="T1">.</text:span></text:p>
      <text:p text:style-name="P9"/>
      <text:p text:style-name="P9">c) Faça um programa que leia um número inteiro e informar se o número é par ou ímpar.</text:p>
      <text:p text:style-name="P9"/>
      <text:p text:style-name="P9"/>
      <text:p text:style-name="P12">a) <text:tab/>let number1 = 10;<text:line-break/><text:tab/>let number2 = 5;<text:line-break/><text:line-break/><text:tab/>if(number2 &gt; number1) {<text:line-break/> <text:s text:c="3"/><text:tab/><text:tab/>console.log("o numero e maior que 10");<text:line-break/><text:tab/>}<text:line-break/><text:tab/><text:tab/>console.log("o numero e menor que 10");</text:p>
      <text:p text:style-name="P13"/>
      <text:p text:style-name="P13">b)<text:tab/><text:span text:style-name="T9">let number1 = 10;<text:line-break/><text:tab/>let number2 = 5;<text:line-break/><text:line-break/><text:tab/>if(number</text:span>1 !==<text:span text:style-name="T9"> number</text:span>2<text:span text:style-name="T9">) {<text:line-break/> <text:s text:c="3"/><text:tab/><text:tab/>console.log("</text:span>Os numeros são iguais<text:span text:style-name="T9">");<text:line-break/><text:tab/>}<text:line-break/><text:tab/><text:tab/>console.log("</text:span>Os numeros são distintos<text:span text:style-name="T9">");</text:span></text:p>
      <text:p text:style-name="P13"/>
      <text:p text:style-name="P14">c) </text:p>
      <text:p text:style-name="P8"/>
      <text:p text:style-name="P8"/>
      <text:p text:style-name="P5"/>
      <text:p text:style-name="P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13:02:48.383000000</meta:creation-date>
    <dc:date>2020-10-09T23:38:16.111000000</dc:date>
    <meta:editing-duration>PT14H54M5S</meta:editing-duration>
    <meta:editing-cycles>6</meta:editing-cycles>
    <meta:generator>LibreOffice/6.3.6.2$Windows_x86 LibreOffice_project/2196df99b074d8a661f4036fca8fa0cbfa33a497</meta:generator>
    <meta:document-statistic meta:table-count="0" meta:image-count="0" meta:object-count="0" meta:page-count="2" meta:paragraph-count="44" meta:word-count="697" meta:character-count="3992" meta:non-whitespace-character-count="3282"/>
  </office:meta>
</office:document-meta>
</file>